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5.94mm" svg:height="155.12mm" svg:x="8739.27mm" svg:y="25.23mm">
            <loext:p draw:notify-on-update-of-ranges="merge_obj.A3:merge_obj.PX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3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43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33"/>
        </table:table-row>
        <table:table-row table:style-name="ro1">
          <table:table-cell office:value-type="float" office:value="225025000" calcext:value-type="float">
            <text:p>225025000</text:p>
          </table:table-cell>
          <table:table-cell office:value-type="float" office:value="225088000" calcext:value-type="float">
            <text:p>225088000</text:p>
          </table:table-cell>
          <table:table-cell office:value-type="float" office:value="225104000" calcext:value-type="float">
            <text:p>225104000</text:p>
          </table:table-cell>
          <table:table-cell office:value-type="float" office:value="225134000" calcext:value-type="float">
            <text:p>225134000</text:p>
          </table:table-cell>
          <table:table-cell office:value-type="float" office:value="225209000" calcext:value-type="float">
            <text:p>225209000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25142000" calcext:value-type="float">
            <text:p>225142000</text:p>
          </table:table-cell>
          <table:table-cell office:value-type="float" office:value="225263000" calcext:value-type="float">
            <text:p>225263000</text:p>
          </table:table-cell>
          <table:table-cell office:value-type="float" office:value="225294000" calcext:value-type="float">
            <text:p>225294000</text:p>
          </table:table-cell>
          <table:table-cell office:value-type="float" office:value="225593000" calcext:value-type="float">
            <text:p>225593000</text:p>
          </table:table-cell>
          <table:table-cell office:value-type="float" office:value="225130000" calcext:value-type="float">
            <text:p>225130000</text:p>
          </table:table-cell>
          <table:table-cell office:value-type="float" office:value="225144000" calcext:value-type="float">
            <text:p>225144000</text:p>
          </table:table-cell>
          <table:table-cell office:value-type="float" office:value="225292000" calcext:value-type="float">
            <text:p>225292000</text:p>
          </table:table-cell>
          <table:table-cell office:value-type="float" office:value="225533000" calcext:value-type="float">
            <text:p>225533000</text:p>
          </table:table-cell>
          <table:table-cell office:value-type="float" office:value="224934000" calcext:value-type="float">
            <text:p>224934000</text:p>
          </table:table-cell>
          <table:table-cell office:value-type="float" office:value="225281000" calcext:value-type="float">
            <text:p>225281000</text:p>
          </table:table-cell>
          <table:table-cell office:value-type="float" office:value="225071000" calcext:value-type="float">
            <text:p>225071000</text:p>
          </table:table-cell>
          <table:table-cell office:value-type="float" office:value="225314000" calcext:value-type="float">
            <text:p>225314000</text:p>
          </table:table-cell>
          <table:table-cell office:value-type="float" office:value="225364000" calcext:value-type="float">
            <text:p>225364000</text:p>
          </table:table-cell>
          <table:table-cell office:value-type="float" office:value="225162000" calcext:value-type="float">
            <text:p>225162000</text:p>
          </table:table-cell>
          <table:table-cell office:value-type="float" office:value="225620000" calcext:value-type="float">
            <text:p>225620000</text:p>
          </table:table-cell>
          <table:table-cell office:value-type="float" office:value="225624000" calcext:value-type="float">
            <text:p>225624000</text:p>
          </table:table-cell>
          <table:table-cell office:value-type="float" office:value="225636000" calcext:value-type="float">
            <text:p>225636000</text:p>
          </table:table-cell>
          <table:table-cell office:value-type="float" office:value="225623000" calcext:value-type="float">
            <text:p>225623000</text:p>
          </table:table-cell>
          <table:table-cell office:value-type="float" office:value="225634000" calcext:value-type="float">
            <text:p>225634000</text:p>
          </table:table-cell>
          <table:table-cell office:value-type="float" office:value="225612000" calcext:value-type="float">
            <text:p>225612000</text:p>
          </table:table-cell>
          <table:table-cell office:value-type="float" office:value="225658000" calcext:value-type="float">
            <text:p>225658000</text:p>
          </table:table-cell>
          <table:table-cell office:value-type="float" office:value="225632000" calcext:value-type="float">
            <text:p>225632000</text:p>
          </table:table-cell>
          <table:table-cell office:value-type="float" office:value="225638000" calcext:value-type="float">
            <text:p>225638000</text:p>
          </table:table-cell>
          <table:table-cell office:value-type="float" office:value="225631000" calcext:value-type="float">
            <text:p>225631000</text:p>
          </table:table-cell>
          <table:table-cell office:value-type="float" office:value="225627000" calcext:value-type="float">
            <text:p>225627000</text:p>
          </table:table-cell>
          <table:table-cell office:value-type="float" office:value="225624000" calcext:value-type="float">
            <text:p>225624000</text:p>
          </table:table-cell>
          <table:table-cell office:value-type="float" office:value="225615000" calcext:value-type="float">
            <text:p>225615000</text:p>
          </table:table-cell>
          <table:table-cell office:value-type="float" office:value="225633000" calcext:value-type="float">
            <text:p>225633000</text:p>
          </table:table-cell>
          <table:table-cell office:value-type="float" office:value="225640000" calcext:value-type="float">
            <text:p>225640000</text:p>
          </table:table-cell>
          <table:table-cell table:number-columns-repeated="2" office:value-type="float" office:value="225641000" calcext:value-type="float">
            <text:p>225641000</text:p>
          </table:table-cell>
          <table:table-cell office:value-type="float" office:value="225625000" calcext:value-type="float">
            <text:p>225625000</text:p>
          </table:table-cell>
          <table:table-cell office:value-type="float" office:value="225640000" calcext:value-type="float">
            <text:p>225640000</text:p>
          </table:table-cell>
          <table:table-cell office:value-type="float" office:value="225615000" calcext:value-type="float">
            <text:p>225615000</text:p>
          </table:table-cell>
          <table:table-cell office:value-type="float" office:value="225651000" calcext:value-type="float">
            <text:p>225651000</text:p>
          </table:table-cell>
          <table:table-cell office:value-type="float" office:value="225634000" calcext:value-type="float">
            <text:p>225634000</text:p>
          </table:table-cell>
          <table:table-cell office:value-type="float" office:value="225780000" calcext:value-type="float">
            <text:p>225780000</text:p>
          </table:table-cell>
          <table:table-cell office:value-type="float" office:value="225631000" calcext:value-type="float">
            <text:p>225631000</text:p>
          </table:table-cell>
          <table:table-cell office:value-type="float" office:value="225622000" calcext:value-type="float">
            <text:p>225622000</text:p>
          </table:table-cell>
          <table:table-cell office:value-type="float" office:value="225629000" calcext:value-type="float">
            <text:p>225629000</text:p>
          </table:table-cell>
          <table:table-cell office:value-type="float" office:value="225635000" calcext:value-type="float">
            <text:p>225635000</text:p>
          </table:table-cell>
          <table:table-cell office:value-type="float" office:value="225644000" calcext:value-type="float">
            <text:p>225644000</text:p>
          </table:table-cell>
          <table:table-cell office:value-type="float" office:value="225639000" calcext:value-type="float">
            <text:p>225639000</text:p>
          </table:table-cell>
          <table:table-cell office:value-type="float" office:value="225686000" calcext:value-type="float">
            <text:p>225686000</text:p>
          </table:table-cell>
          <table:table-cell office:value-type="float" office:value="227195000" calcext:value-type="float">
            <text:p>227195000</text:p>
          </table:table-cell>
          <table:table-cell office:value-type="float" office:value="227428000" calcext:value-type="float">
            <text:p>227428000</text:p>
          </table:table-cell>
          <table:table-cell office:value-type="float" office:value="227448000" calcext:value-type="float">
            <text:p>227448000</text:p>
          </table:table-cell>
          <table:table-cell office:value-type="float" office:value="227270000" calcext:value-type="float">
            <text:p>227270000</text:p>
          </table:table-cell>
          <table:table-cell office:value-type="float" office:value="227437000" calcext:value-type="float">
            <text:p>227437000</text:p>
          </table:table-cell>
          <table:table-cell office:value-type="float" office:value="227383000" calcext:value-type="float">
            <text:p>227383000</text:p>
          </table:table-cell>
          <table:table-cell office:value-type="float" office:value="227460000" calcext:value-type="float">
            <text:p>227460000</text:p>
          </table:table-cell>
          <table:table-cell office:value-type="float" office:value="227236000" calcext:value-type="float">
            <text:p>227236000</text:p>
          </table:table-cell>
          <table:table-cell office:value-type="float" office:value="227371000" calcext:value-type="float">
            <text:p>227371000</text:p>
          </table:table-cell>
          <table:table-cell office:value-type="float" office:value="227752000" calcext:value-type="float">
            <text:p>227752000</text:p>
          </table:table-cell>
          <table:table-cell office:value-type="float" office:value="227626000" calcext:value-type="float">
            <text:p>227626000</text:p>
          </table:table-cell>
          <table:table-cell office:value-type="float" office:value="227288000" calcext:value-type="float">
            <text:p>227288000</text:p>
          </table:table-cell>
          <table:table-cell office:value-type="float" office:value="227302000" calcext:value-type="float">
            <text:p>227302000</text:p>
          </table:table-cell>
          <table:table-cell office:value-type="float" office:value="227331000" calcext:value-type="float">
            <text:p>227331000</text:p>
          </table:table-cell>
          <table:table-cell office:value-type="float" office:value="227468000" calcext:value-type="float">
            <text:p>227468000</text:p>
          </table:table-cell>
          <table:table-cell office:value-type="float" office:value="227557000" calcext:value-type="float">
            <text:p>227557000</text:p>
          </table:table-cell>
          <table:table-cell office:value-type="float" office:value="227493000" calcext:value-type="float">
            <text:p>227493000</text:p>
          </table:table-cell>
          <table:table-cell office:value-type="float" office:value="227289000" calcext:value-type="float">
            <text:p>227289000</text:p>
          </table:table-cell>
          <table:table-cell office:value-type="float" office:value="227727000" calcext:value-type="float">
            <text:p>227727000</text:p>
          </table:table-cell>
          <table:table-cell office:value-type="float" office:value="227518000" calcext:value-type="float">
            <text:p>227518000</text:p>
          </table:table-cell>
          <table:table-cell office:value-type="float" office:value="227294000" calcext:value-type="float">
            <text:p>227294000</text:p>
          </table:table-cell>
          <table:table-cell office:value-type="float" office:value="227315000" calcext:value-type="float">
            <text:p>227315000</text:p>
          </table:table-cell>
          <table:table-cell office:value-type="float" office:value="227462000" calcext:value-type="float">
            <text:p>227462000</text:p>
          </table:table-cell>
          <table:table-cell office:value-type="float" office:value="227586000" calcext:value-type="float">
            <text:p>227586000</text:p>
          </table:table-cell>
          <table:table-cell office:value-type="float" office:value="227293000" calcext:value-type="float">
            <text:p>227293000</text:p>
          </table:table-cell>
          <table:table-cell office:value-type="float" office:value="227128000" calcext:value-type="float">
            <text:p>227128000</text:p>
          </table:table-cell>
          <table:table-cell office:value-type="float" office:value="227862000" calcext:value-type="float">
            <text:p>227862000</text:p>
          </table:table-cell>
          <table:table-cell office:value-type="float" office:value="227207000" calcext:value-type="float">
            <text:p>227207000</text:p>
          </table:table-cell>
          <table:table-cell office:value-type="float" office:value="227520000" calcext:value-type="float">
            <text:p>227520000</text:p>
          </table:table-cell>
          <table:table-cell office:value-type="float" office:value="227217000" calcext:value-type="float">
            <text:p>227217000</text:p>
          </table:table-cell>
          <table:table-cell office:value-type="float" office:value="227543000" calcext:value-type="float">
            <text:p>227543000</text:p>
          </table:table-cell>
          <table:table-cell office:value-type="float" office:value="227353000" calcext:value-type="float">
            <text:p>227353000</text:p>
          </table:table-cell>
          <table:table-cell office:value-type="float" office:value="227684000" calcext:value-type="float">
            <text:p>227684000</text:p>
          </table:table-cell>
          <table:table-cell office:value-type="float" office:value="227583000" calcext:value-type="float">
            <text:p>227583000</text:p>
          </table:table-cell>
          <table:table-cell office:value-type="float" office:value="227246000" calcext:value-type="float">
            <text:p>227246000</text:p>
          </table:table-cell>
          <table:table-cell office:value-type="float" office:value="227535000" calcext:value-type="float">
            <text:p>227535000</text:p>
          </table:table-cell>
          <table:table-cell office:value-type="float" office:value="227284000" calcext:value-type="float">
            <text:p>227284000</text:p>
          </table:table-cell>
          <table:table-cell office:value-type="float" office:value="227640000" calcext:value-type="float">
            <text:p>227640000</text:p>
          </table:table-cell>
          <table:table-cell office:value-type="float" office:value="227485000" calcext:value-type="float">
            <text:p>227485000</text:p>
          </table:table-cell>
          <table:table-cell office:value-type="float" office:value="227447000" calcext:value-type="float">
            <text:p>227447000</text:p>
          </table:table-cell>
          <table:table-cell table:number-columns-repeated="50" office:value-type="float" office:value="227863000" calcext:value-type="float">
            <text:p>227863000</text:p>
          </table:table-cell>
          <table:table-cell office:value-type="float" office:value="228249000" calcext:value-type="float">
            <text:p>228249000</text:p>
          </table:table-cell>
          <table:table-cell office:value-type="float" office:value="228320000" calcext:value-type="float">
            <text:p>228320000</text:p>
          </table:table-cell>
          <table:table-cell office:value-type="float" office:value="228345000" calcext:value-type="float">
            <text:p>228345000</text:p>
          </table:table-cell>
          <table:table-cell office:value-type="float" office:value="228308000" calcext:value-type="float">
            <text:p>228308000</text:p>
          </table:table-cell>
          <table:table-cell office:value-type="float" office:value="228220000" calcext:value-type="float">
            <text:p>228220000</text:p>
          </table:table-cell>
          <table:table-cell office:value-type="float" office:value="228293000" calcext:value-type="float">
            <text:p>228293000</text:p>
          </table:table-cell>
          <table:table-cell office:value-type="float" office:value="228235000" calcext:value-type="float">
            <text:p>228235000</text:p>
          </table:table-cell>
          <table:table-cell office:value-type="float" office:value="228230000" calcext:value-type="float">
            <text:p>228230000</text:p>
          </table:table-cell>
          <table:table-cell office:value-type="float" office:value="228277000" calcext:value-type="float">
            <text:p>228277000</text:p>
          </table:table-cell>
          <table:table-cell office:value-type="float" office:value="228307000" calcext:value-type="float">
            <text:p>228307000</text:p>
          </table:table-cell>
          <table:table-cell office:value-type="float" office:value="228389000" calcext:value-type="float">
            <text:p>228389000</text:p>
          </table:table-cell>
          <table:table-cell office:value-type="float" office:value="228208000" calcext:value-type="float">
            <text:p>228208000</text:p>
          </table:table-cell>
          <table:table-cell office:value-type="float" office:value="228233000" calcext:value-type="float">
            <text:p>228233000</text:p>
          </table:table-cell>
          <table:table-cell office:value-type="float" office:value="228400000" calcext:value-type="float">
            <text:p>228400000</text:p>
          </table:table-cell>
          <table:table-cell office:value-type="float" office:value="228441000" calcext:value-type="float">
            <text:p>228441000</text:p>
          </table:table-cell>
          <table:table-cell office:value-type="float" office:value="228295000" calcext:value-type="float">
            <text:p>228295000</text:p>
          </table:table-cell>
          <table:table-cell office:value-type="float" office:value="228384000" calcext:value-type="float">
            <text:p>228384000</text:p>
          </table:table-cell>
          <table:table-cell office:value-type="float" office:value="228280000" calcext:value-type="float">
            <text:p>228280000</text:p>
          </table:table-cell>
          <table:table-cell office:value-type="float" office:value="228394000" calcext:value-type="float">
            <text:p>228394000</text:p>
          </table:table-cell>
          <table:table-cell office:value-type="float" office:value="228345000" calcext:value-type="float">
            <text:p>228345000</text:p>
          </table:table-cell>
          <table:table-cell office:value-type="float" office:value="228307000" calcext:value-type="float">
            <text:p>228307000</text:p>
          </table:table-cell>
          <table:table-cell office:value-type="float" office:value="228247000" calcext:value-type="float">
            <text:p>228247000</text:p>
          </table:table-cell>
          <table:table-cell office:value-type="float" office:value="228473000" calcext:value-type="float">
            <text:p>228473000</text:p>
          </table:table-cell>
          <table:table-cell office:value-type="float" office:value="228306000" calcext:value-type="float">
            <text:p>228306000</text:p>
          </table:table-cell>
          <table:table-cell office:value-type="float" office:value="228360000" calcext:value-type="float">
            <text:p>228360000</text:p>
          </table:table-cell>
          <table:table-cell office:value-type="float" office:value="228372000" calcext:value-type="float">
            <text:p>228372000</text:p>
          </table:table-cell>
          <table:table-cell office:value-type="float" office:value="228387000" calcext:value-type="float">
            <text:p>228387000</text:p>
          </table:table-cell>
          <table:table-cell office:value-type="float" office:value="228358000" calcext:value-type="float">
            <text:p>228358000</text:p>
          </table:table-cell>
          <table:table-cell office:value-type="float" office:value="228341000" calcext:value-type="float">
            <text:p>228341000</text:p>
          </table:table-cell>
          <table:table-cell office:value-type="float" office:value="228284000" calcext:value-type="float">
            <text:p>228284000</text:p>
          </table:table-cell>
          <table:table-cell office:value-type="float" office:value="228326000" calcext:value-type="float">
            <text:p>228326000</text:p>
          </table:table-cell>
          <table:table-cell office:value-type="float" office:value="228354000" calcext:value-type="float">
            <text:p>228354000</text:p>
          </table:table-cell>
          <table:table-cell office:value-type="float" office:value="228270000" calcext:value-type="float">
            <text:p>228270000</text:p>
          </table:table-cell>
          <table:table-cell office:value-type="float" office:value="228222000" calcext:value-type="float">
            <text:p>228222000</text:p>
          </table:table-cell>
          <table:table-cell office:value-type="float" office:value="228284000" calcext:value-type="float">
            <text:p>228284000</text:p>
          </table:table-cell>
          <table:table-cell office:value-type="float" office:value="228233000" calcext:value-type="float">
            <text:p>228233000</text:p>
          </table:table-cell>
          <table:table-cell office:value-type="float" office:value="228425000" calcext:value-type="float">
            <text:p>228425000</text:p>
          </table:table-cell>
          <table:table-cell office:value-type="float" office:value="228325000" calcext:value-type="float">
            <text:p>228325000</text:p>
          </table:table-cell>
          <table:table-cell office:value-type="float" office:value="228308000" calcext:value-type="float">
            <text:p>228308000</text:p>
          </table:table-cell>
          <table:table-cell office:value-type="float" office:value="228333000" calcext:value-type="float">
            <text:p>228333000</text:p>
          </table:table-cell>
          <table:table-cell office:value-type="float" office:value="228342000" calcext:value-type="float">
            <text:p>228342000</text:p>
          </table:table-cell>
          <table:table-cell table:number-columns-repeated="2" office:value-type="float" office:value="228349000" calcext:value-type="float">
            <text:p>228349000</text:p>
          </table:table-cell>
          <table:table-cell office:value-type="float" office:value="228296000" calcext:value-type="float">
            <text:p>228296000</text:p>
          </table:table-cell>
          <table:table-cell office:value-type="float" office:value="228356000" calcext:value-type="float">
            <text:p>228356000</text:p>
          </table:table-cell>
          <table:table-cell office:value-type="float" office:value="228316000" calcext:value-type="float">
            <text:p>228316000</text:p>
          </table:table-cell>
          <table:table-cell office:value-type="float" office:value="228424000" calcext:value-type="float">
            <text:p>228424000</text:p>
          </table:table-cell>
          <table:table-cell office:value-type="float" office:value="228204000" calcext:value-type="float">
            <text:p>228204000</text:p>
          </table:table-cell>
          <table:table-cell office:value-type="float" office:value="228309000" calcext:value-type="float">
            <text:p>228309000</text:p>
          </table:table-cell>
          <table:table-cell office:value-type="float" office:value="228374000" calcext:value-type="float">
            <text:p>228374000</text:p>
          </table:table-cell>
          <table:table-cell office:value-type="float" office:value="228466000" calcext:value-type="float">
            <text:p>228466000</text:p>
          </table:table-cell>
          <table:table-cell office:value-type="float" office:value="228385000" calcext:value-type="float">
            <text:p>228385000</text:p>
          </table:table-cell>
          <table:table-cell office:value-type="float" office:value="228372000" calcext:value-type="float">
            <text:p>228372000</text:p>
          </table:table-cell>
          <table:table-cell office:value-type="float" office:value="228411000" calcext:value-type="float">
            <text:p>228411000</text:p>
          </table:table-cell>
          <table:table-cell office:value-type="float" office:value="228459000" calcext:value-type="float">
            <text:p>228459000</text:p>
          </table:table-cell>
          <table:table-cell office:value-type="float" office:value="228414000" calcext:value-type="float">
            <text:p>228414000</text:p>
          </table:table-cell>
          <table:table-cell office:value-type="float" office:value="228306000" calcext:value-type="float">
            <text:p>228306000</text:p>
          </table:table-cell>
          <table:table-cell office:value-type="float" office:value="228288000" calcext:value-type="float">
            <text:p>228288000</text:p>
          </table:table-cell>
          <table:table-cell office:value-type="float" office:value="228372000" calcext:value-type="float">
            <text:p>228372000</text:p>
          </table:table-cell>
          <table:table-cell table:number-columns-repeated="176" office:value-type="float" office:value="228514000" calcext:value-type="float">
            <text:p>228514000</text:p>
          </table:table-cell>
          <table:table-cell office:value-type="float" office:value="228515000" calcext:value-type="float">
            <text:p>228515000</text:p>
          </table:table-cell>
          <table:table-cell table:number-columns-repeated="64" office:value-type="float" office:value="228514000" calcext:value-type="float">
            <text:p>22851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1:37:13.677904758</dc:date>
    <meta:editing-duration>PT1M6S</meta:editing-duration>
    <meta:editing-cycles>1</meta:editing-cycles>
    <meta:document-statistic meta:table-count="1" meta:cell-count="4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95cm" svg:height="15.513cm" xlink:href=".." xlink:type="simple" chart:class="chart:line" chart:style-name="ch1">
        <chart:title svg:x="9.835cm" svg:y="0.446cm" chart:style-name="ch2">
          <text:p>p4hd - cone mining</text:p>
        </chart:title>
        <chart:plot-area chart:style-name="ch3" table:cell-range-address="merge_obj.A3:merge_obj.PX3" svg:x="0.471cm" svg:y="1.535cm" svg:width="22.653cm" svg:height="13.668cm">
          <chartooo:coordinate-region svg:x="2.389cm" svg:y="1.656cm" svg:width="20.735cm" svg:height="12.5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PX3" chart:class="chart:line">
            <chart:data-point chart:repeated="4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25025000">
                <text:p>225025000</text:p>
                <draw:g>
                  <svg:desc>merge_obj.A3:merge_obj.PX3</svg:desc>
                </draw:g>
              </table:table-cell>
              <table:table-cell office:value-type="float" office:value="225088000">
                <text:p>225088000</text:p>
              </table:table-cell>
              <table:table-cell office:value-type="float" office:value="225104000">
                <text:p>225104000</text:p>
              </table:table-cell>
              <table:table-cell office:value-type="float" office:value="225134000">
                <text:p>225134000</text:p>
              </table:table-cell>
              <table:table-cell office:value-type="float" office:value="225209000">
                <text:p>225209000</text:p>
              </table:table-cell>
              <table:table-cell office:value-type="float" office:value="225329000">
                <text:p>225329000</text:p>
              </table:table-cell>
              <table:table-cell office:value-type="float" office:value="225142000">
                <text:p>225142000</text:p>
              </table:table-cell>
              <table:table-cell office:value-type="float" office:value="225263000">
                <text:p>225263000</text:p>
              </table:table-cell>
              <table:table-cell office:value-type="float" office:value="225294000">
                <text:p>225294000</text:p>
              </table:table-cell>
              <table:table-cell office:value-type="float" office:value="225593000">
                <text:p>225593000</text:p>
              </table:table-cell>
              <table:table-cell office:value-type="float" office:value="225130000">
                <text:p>225130000</text:p>
              </table:table-cell>
              <table:table-cell office:value-type="float" office:value="225144000">
                <text:p>225144000</text:p>
              </table:table-cell>
              <table:table-cell office:value-type="float" office:value="225292000">
                <text:p>225292000</text:p>
              </table:table-cell>
              <table:table-cell office:value-type="float" office:value="225533000">
                <text:p>225533000</text:p>
              </table:table-cell>
              <table:table-cell office:value-type="float" office:value="224934000">
                <text:p>224934000</text:p>
              </table:table-cell>
              <table:table-cell office:value-type="float" office:value="225281000">
                <text:p>225281000</text:p>
              </table:table-cell>
              <table:table-cell office:value-type="float" office:value="225071000">
                <text:p>225071000</text:p>
              </table:table-cell>
              <table:table-cell office:value-type="float" office:value="225314000">
                <text:p>225314000</text:p>
              </table:table-cell>
              <table:table-cell office:value-type="float" office:value="225364000">
                <text:p>225364000</text:p>
              </table:table-cell>
              <table:table-cell office:value-type="float" office:value="225162000">
                <text:p>225162000</text:p>
              </table:table-cell>
              <table:table-cell office:value-type="float" office:value="225620000">
                <text:p>225620000</text:p>
              </table:table-cell>
              <table:table-cell office:value-type="float" office:value="225624000">
                <text:p>225624000</text:p>
              </table:table-cell>
              <table:table-cell office:value-type="float" office:value="225636000">
                <text:p>225636000</text:p>
              </table:table-cell>
              <table:table-cell office:value-type="float" office:value="225623000">
                <text:p>225623000</text:p>
              </table:table-cell>
              <table:table-cell office:value-type="float" office:value="225634000">
                <text:p>225634000</text:p>
              </table:table-cell>
              <table:table-cell office:value-type="float" office:value="225612000">
                <text:p>225612000</text:p>
              </table:table-cell>
              <table:table-cell office:value-type="float" office:value="225658000">
                <text:p>225658000</text:p>
              </table:table-cell>
              <table:table-cell office:value-type="float" office:value="225632000">
                <text:p>225632000</text:p>
              </table:table-cell>
              <table:table-cell office:value-type="float" office:value="225638000">
                <text:p>225638000</text:p>
              </table:table-cell>
              <table:table-cell office:value-type="float" office:value="225631000">
                <text:p>225631000</text:p>
              </table:table-cell>
              <table:table-cell office:value-type="float" office:value="225627000">
                <text:p>225627000</text:p>
              </table:table-cell>
              <table:table-cell office:value-type="float" office:value="225624000">
                <text:p>225624000</text:p>
              </table:table-cell>
              <table:table-cell office:value-type="float" office:value="225615000">
                <text:p>225615000</text:p>
              </table:table-cell>
              <table:table-cell office:value-type="float" office:value="225633000">
                <text:p>225633000</text:p>
              </table:table-cell>
              <table:table-cell office:value-type="float" office:value="225640000">
                <text:p>225640000</text:p>
              </table:table-cell>
              <table:table-cell office:value-type="float" office:value="225641000">
                <text:p>225641000</text:p>
              </table:table-cell>
              <table:table-cell office:value-type="float" office:value="225641000">
                <text:p>225641000</text:p>
              </table:table-cell>
              <table:table-cell office:value-type="float" office:value="225625000">
                <text:p>225625000</text:p>
              </table:table-cell>
              <table:table-cell office:value-type="float" office:value="225640000">
                <text:p>225640000</text:p>
              </table:table-cell>
              <table:table-cell office:value-type="float" office:value="225615000">
                <text:p>225615000</text:p>
              </table:table-cell>
              <table:table-cell office:value-type="float" office:value="225651000">
                <text:p>225651000</text:p>
              </table:table-cell>
              <table:table-cell office:value-type="float" office:value="225634000">
                <text:p>225634000</text:p>
              </table:table-cell>
              <table:table-cell office:value-type="float" office:value="225780000">
                <text:p>225780000</text:p>
              </table:table-cell>
              <table:table-cell office:value-type="float" office:value="225631000">
                <text:p>225631000</text:p>
              </table:table-cell>
              <table:table-cell office:value-type="float" office:value="225622000">
                <text:p>225622000</text:p>
              </table:table-cell>
              <table:table-cell office:value-type="float" office:value="225629000">
                <text:p>225629000</text:p>
              </table:table-cell>
              <table:table-cell office:value-type="float" office:value="225635000">
                <text:p>225635000</text:p>
              </table:table-cell>
              <table:table-cell office:value-type="float" office:value="225644000">
                <text:p>225644000</text:p>
              </table:table-cell>
              <table:table-cell office:value-type="float" office:value="225639000">
                <text:p>225639000</text:p>
              </table:table-cell>
              <table:table-cell office:value-type="float" office:value="225686000">
                <text:p>225686000</text:p>
              </table:table-cell>
              <table:table-cell office:value-type="float" office:value="227195000">
                <text:p>227195000</text:p>
              </table:table-cell>
              <table:table-cell office:value-type="float" office:value="227428000">
                <text:p>227428000</text:p>
              </table:table-cell>
              <table:table-cell office:value-type="float" office:value="227448000">
                <text:p>227448000</text:p>
              </table:table-cell>
              <table:table-cell office:value-type="float" office:value="227270000">
                <text:p>227270000</text:p>
              </table:table-cell>
              <table:table-cell office:value-type="float" office:value="227437000">
                <text:p>227437000</text:p>
              </table:table-cell>
              <table:table-cell office:value-type="float" office:value="227383000">
                <text:p>227383000</text:p>
              </table:table-cell>
              <table:table-cell office:value-type="float" office:value="227460000">
                <text:p>227460000</text:p>
              </table:table-cell>
              <table:table-cell office:value-type="float" office:value="227236000">
                <text:p>227236000</text:p>
              </table:table-cell>
              <table:table-cell office:value-type="float" office:value="227371000">
                <text:p>227371000</text:p>
              </table:table-cell>
              <table:table-cell office:value-type="float" office:value="227752000">
                <text:p>227752000</text:p>
              </table:table-cell>
              <table:table-cell office:value-type="float" office:value="227626000">
                <text:p>227626000</text:p>
              </table:table-cell>
              <table:table-cell office:value-type="float" office:value="227288000">
                <text:p>227288000</text:p>
              </table:table-cell>
              <table:table-cell office:value-type="float" office:value="227302000">
                <text:p>227302000</text:p>
              </table:table-cell>
              <table:table-cell office:value-type="float" office:value="227331000">
                <text:p>227331000</text:p>
              </table:table-cell>
              <table:table-cell office:value-type="float" office:value="227468000">
                <text:p>227468000</text:p>
              </table:table-cell>
              <table:table-cell office:value-type="float" office:value="227557000">
                <text:p>227557000</text:p>
              </table:table-cell>
              <table:table-cell office:value-type="float" office:value="227493000">
                <text:p>227493000</text:p>
              </table:table-cell>
              <table:table-cell office:value-type="float" office:value="227289000">
                <text:p>227289000</text:p>
              </table:table-cell>
              <table:table-cell office:value-type="float" office:value="227727000">
                <text:p>227727000</text:p>
              </table:table-cell>
              <table:table-cell office:value-type="float" office:value="227518000">
                <text:p>227518000</text:p>
              </table:table-cell>
              <table:table-cell office:value-type="float" office:value="227294000">
                <text:p>227294000</text:p>
              </table:table-cell>
              <table:table-cell office:value-type="float" office:value="227315000">
                <text:p>227315000</text:p>
              </table:table-cell>
              <table:table-cell office:value-type="float" office:value="227462000">
                <text:p>227462000</text:p>
              </table:table-cell>
              <table:table-cell office:value-type="float" office:value="227586000">
                <text:p>227586000</text:p>
              </table:table-cell>
              <table:table-cell office:value-type="float" office:value="227293000">
                <text:p>227293000</text:p>
              </table:table-cell>
              <table:table-cell office:value-type="float" office:value="227128000">
                <text:p>227128000</text:p>
              </table:table-cell>
              <table:table-cell office:value-type="float" office:value="227862000">
                <text:p>227862000</text:p>
              </table:table-cell>
              <table:table-cell office:value-type="float" office:value="227207000">
                <text:p>227207000</text:p>
              </table:table-cell>
              <table:table-cell office:value-type="float" office:value="227520000">
                <text:p>227520000</text:p>
              </table:table-cell>
              <table:table-cell office:value-type="float" office:value="227217000">
                <text:p>227217000</text:p>
              </table:table-cell>
              <table:table-cell office:value-type="float" office:value="227543000">
                <text:p>227543000</text:p>
              </table:table-cell>
              <table:table-cell office:value-type="float" office:value="227353000">
                <text:p>227353000</text:p>
              </table:table-cell>
              <table:table-cell office:value-type="float" office:value="227684000">
                <text:p>227684000</text:p>
              </table:table-cell>
              <table:table-cell office:value-type="float" office:value="227583000">
                <text:p>227583000</text:p>
              </table:table-cell>
              <table:table-cell office:value-type="float" office:value="227246000">
                <text:p>227246000</text:p>
              </table:table-cell>
              <table:table-cell office:value-type="float" office:value="227535000">
                <text:p>227535000</text:p>
              </table:table-cell>
              <table:table-cell office:value-type="float" office:value="227284000">
                <text:p>227284000</text:p>
              </table:table-cell>
              <table:table-cell office:value-type="float" office:value="227640000">
                <text:p>227640000</text:p>
              </table:table-cell>
              <table:table-cell office:value-type="float" office:value="227485000">
                <text:p>227485000</text:p>
              </table:table-cell>
              <table:table-cell office:value-type="float" office:value="227447000">
                <text:p>227447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7863000">
                <text:p>227863000</text:p>
              </table:table-cell>
              <table:table-cell office:value-type="float" office:value="228249000">
                <text:p>228249000</text:p>
              </table:table-cell>
              <table:table-cell office:value-type="float" office:value="228320000">
                <text:p>228320000</text:p>
              </table:table-cell>
              <table:table-cell office:value-type="float" office:value="228345000">
                <text:p>228345000</text:p>
              </table:table-cell>
              <table:table-cell office:value-type="float" office:value="228308000">
                <text:p>228308000</text:p>
              </table:table-cell>
              <table:table-cell office:value-type="float" office:value="228220000">
                <text:p>228220000</text:p>
              </table:table-cell>
              <table:table-cell office:value-type="float" office:value="228293000">
                <text:p>228293000</text:p>
              </table:table-cell>
              <table:table-cell office:value-type="float" office:value="228235000">
                <text:p>228235000</text:p>
              </table:table-cell>
              <table:table-cell office:value-type="float" office:value="228230000">
                <text:p>228230000</text:p>
              </table:table-cell>
              <table:table-cell office:value-type="float" office:value="228277000">
                <text:p>228277000</text:p>
              </table:table-cell>
              <table:table-cell office:value-type="float" office:value="228307000">
                <text:p>228307000</text:p>
              </table:table-cell>
              <table:table-cell office:value-type="float" office:value="228389000">
                <text:p>228389000</text:p>
              </table:table-cell>
              <table:table-cell office:value-type="float" office:value="228208000">
                <text:p>228208000</text:p>
              </table:table-cell>
              <table:table-cell office:value-type="float" office:value="228233000">
                <text:p>228233000</text:p>
              </table:table-cell>
              <table:table-cell office:value-type="float" office:value="228400000">
                <text:p>228400000</text:p>
              </table:table-cell>
              <table:table-cell office:value-type="float" office:value="228441000">
                <text:p>228441000</text:p>
              </table:table-cell>
              <table:table-cell office:value-type="float" office:value="228295000">
                <text:p>228295000</text:p>
              </table:table-cell>
              <table:table-cell office:value-type="float" office:value="228384000">
                <text:p>228384000</text:p>
              </table:table-cell>
              <table:table-cell office:value-type="float" office:value="228280000">
                <text:p>228280000</text:p>
              </table:table-cell>
              <table:table-cell office:value-type="float" office:value="228394000">
                <text:p>228394000</text:p>
              </table:table-cell>
              <table:table-cell office:value-type="float" office:value="228345000">
                <text:p>228345000</text:p>
              </table:table-cell>
              <table:table-cell office:value-type="float" office:value="228307000">
                <text:p>228307000</text:p>
              </table:table-cell>
              <table:table-cell office:value-type="float" office:value="228247000">
                <text:p>228247000</text:p>
              </table:table-cell>
              <table:table-cell office:value-type="float" office:value="228473000">
                <text:p>228473000</text:p>
              </table:table-cell>
              <table:table-cell office:value-type="float" office:value="228306000">
                <text:p>228306000</text:p>
              </table:table-cell>
              <table:table-cell office:value-type="float" office:value="228360000">
                <text:p>228360000</text:p>
              </table:table-cell>
              <table:table-cell office:value-type="float" office:value="228372000">
                <text:p>228372000</text:p>
              </table:table-cell>
              <table:table-cell office:value-type="float" office:value="228387000">
                <text:p>228387000</text:p>
              </table:table-cell>
              <table:table-cell office:value-type="float" office:value="228358000">
                <text:p>228358000</text:p>
              </table:table-cell>
              <table:table-cell office:value-type="float" office:value="228341000">
                <text:p>228341000</text:p>
              </table:table-cell>
              <table:table-cell office:value-type="float" office:value="228284000">
                <text:p>228284000</text:p>
              </table:table-cell>
              <table:table-cell office:value-type="float" office:value="228326000">
                <text:p>228326000</text:p>
              </table:table-cell>
              <table:table-cell office:value-type="float" office:value="228354000">
                <text:p>228354000</text:p>
              </table:table-cell>
              <table:table-cell office:value-type="float" office:value="228270000">
                <text:p>228270000</text:p>
              </table:table-cell>
              <table:table-cell office:value-type="float" office:value="228222000">
                <text:p>228222000</text:p>
              </table:table-cell>
              <table:table-cell office:value-type="float" office:value="228284000">
                <text:p>228284000</text:p>
              </table:table-cell>
              <table:table-cell office:value-type="float" office:value="228233000">
                <text:p>228233000</text:p>
              </table:table-cell>
              <table:table-cell office:value-type="float" office:value="228425000">
                <text:p>228425000</text:p>
              </table:table-cell>
              <table:table-cell office:value-type="float" office:value="228325000">
                <text:p>228325000</text:p>
              </table:table-cell>
              <table:table-cell office:value-type="float" office:value="228308000">
                <text:p>228308000</text:p>
              </table:table-cell>
              <table:table-cell office:value-type="float" office:value="228333000">
                <text:p>228333000</text:p>
              </table:table-cell>
              <table:table-cell office:value-type="float" office:value="228342000">
                <text:p>228342000</text:p>
              </table:table-cell>
              <table:table-cell office:value-type="float" office:value="228349000">
                <text:p>228349000</text:p>
              </table:table-cell>
              <table:table-cell office:value-type="float" office:value="228349000">
                <text:p>228349000</text:p>
              </table:table-cell>
              <table:table-cell office:value-type="float" office:value="228296000">
                <text:p>228296000</text:p>
              </table:table-cell>
              <table:table-cell office:value-type="float" office:value="228356000">
                <text:p>228356000</text:p>
              </table:table-cell>
              <table:table-cell office:value-type="float" office:value="228316000">
                <text:p>228316000</text:p>
              </table:table-cell>
              <table:table-cell office:value-type="float" office:value="228424000">
                <text:p>228424000</text:p>
              </table:table-cell>
              <table:table-cell office:value-type="float" office:value="228204000">
                <text:p>228204000</text:p>
              </table:table-cell>
              <table:table-cell office:value-type="float" office:value="228309000">
                <text:p>228309000</text:p>
              </table:table-cell>
              <table:table-cell office:value-type="float" office:value="228374000">
                <text:p>228374000</text:p>
              </table:table-cell>
              <table:table-cell office:value-type="float" office:value="228466000">
                <text:p>228466000</text:p>
              </table:table-cell>
              <table:table-cell office:value-type="float" office:value="228385000">
                <text:p>228385000</text:p>
              </table:table-cell>
              <table:table-cell office:value-type="float" office:value="228372000">
                <text:p>228372000</text:p>
              </table:table-cell>
              <table:table-cell office:value-type="float" office:value="228411000">
                <text:p>228411000</text:p>
              </table:table-cell>
              <table:table-cell office:value-type="float" office:value="228459000">
                <text:p>228459000</text:p>
              </table:table-cell>
              <table:table-cell office:value-type="float" office:value="228414000">
                <text:p>228414000</text:p>
              </table:table-cell>
              <table:table-cell office:value-type="float" office:value="228306000">
                <text:p>228306000</text:p>
              </table:table-cell>
              <table:table-cell office:value-type="float" office:value="228288000">
                <text:p>228288000</text:p>
              </table:table-cell>
              <table:table-cell office:value-type="float" office:value="228372000">
                <text:p>228372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5000">
                <text:p>228515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  <table:table-cell office:value-type="float" office:value="228514000">
                <text:p>22851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